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cm" svg:stroke-color="#666666" draw:marker-start-width="0.2cm" draw:marker-end-width="0.2cm" draw:fill-color="#cfe7f5" draw:textarea-horizontal-align="justify" draw:textarea-vertical-align="middle" draw:auto-grow-height="false" fo:min-height="4.246cm" fo:min-width="6.196cm" fo:padding-top="0.15cm" fo:padding-bottom="0.15cm" fo:padding-left="0.275cm" fo:padding-right="0.275cm"/>
    </style:style>
    <style:style style:name="gr2"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35cm" fo:min-width="3.196cm" fo:padding-top="0.15cm" fo:padding-bottom="0.15cm" fo:padding-left="0.275cm" fo:padding-right="0.275cm"/>
    </style:style>
    <style:style style:name="gr3"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556cm" fo:min-width="3.406cm" fo:padding-top="0.15cm" fo:padding-bottom="0.15cm" fo:padding-left="0.275cm" fo:padding-right="0.275cm"/>
    </style:style>
    <style:style style:name="gr4" style:family="graphic" style:parent-style-name="standard">
      <style:graphic-properties svg:stroke-width="0.05cm" svg:stroke-color="#000000" draw:marker-start-width="0.2cm" draw:marker-end-width="0.2cm" draw:fill-color="#ccffcc" draw:textarea-horizontal-align="justify" draw:textarea-vertical-align="middle" draw:auto-grow-height="false" fo:min-height="1.556cm" fo:min-width="3.406cm" fo:padding-top="0.15cm" fo:padding-bottom="0.15cm" fo:padding-left="0.275cm" fo:padding-right="0.275cm"/>
    </style:style>
    <style:style style:name="gr5"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0.834cm" fo:min-width="5.684cm" fo:padding-top="0.15cm" fo:padding-bottom="0.15cm" fo:padding-left="0.275cm" fo:padding-right="0.275cm"/>
    </style:style>
    <style:style style:name="gr6"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654cm" fo:min-width="2.404cm" fo:padding-top="0.15cm" fo:padding-bottom="0.15cm" fo:padding-left="0.275cm" fo:padding-right="0.275cm"/>
    </style:style>
    <style:style style:name="gr7"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654cm" fo:min-width="4.704cm" fo:padding-top="0.15cm" fo:padding-bottom="0.15cm" fo:padding-left="0.275cm" fo:padding-right="0.275cm"/>
    </style:style>
    <style:style style:name="gr8"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1.751cm" fo:min-width="1.934cm" fo:padding-top="0.15cm" fo:padding-bottom="0.15cm" fo:padding-left="0.275cm" fo:padding-right="0.275cm"/>
    </style:style>
    <style:style style:name="gr9" style:family="graphic" style:parent-style-name="standard">
      <style:graphic-properties svg:stroke-width="0.05cm" svg:stroke-color="#000000" draw:marker-start-width="0.2cm" draw:marker-end-width="0.2cm" draw:fill-color="#eeeeee" draw:textarea-horizontal-align="justify" draw:textarea-vertical-align="middle" draw:auto-grow-height="false" fo:min-height="2.346cm" fo:min-width="3.224cm" fo:padding-top="0.15cm" fo:padding-bottom="0.15cm" fo:padding-left="0.275cm" fo:padding-right="0.275cm" fo:wrap-option="no-wrap"/>
    </style:style>
    <style:style style:name="gr10"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0.744cm" fo:min-width="5.694cm" fo:padding-top="0.15cm" fo:padding-bottom="0.15cm" fo:padding-left="0.275cm" fo:padding-right="0.275cm"/>
    </style:style>
    <style:style style:name="gr11"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654cm" fo:min-width="2.404cm" fo:padding-top="0.15cm" fo:padding-bottom="0.15cm" fo:padding-left="0.275cm" fo:padding-right="0.275cm"/>
    </style:style>
    <style:style style:name="gr12"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2.638cm" fo:min-width="3.088cm" fo:padding-top="0.15cm" fo:padding-bottom="0.15cm" fo:padding-left="0.275cm" fo:padding-right="0.275cm"/>
    </style:style>
    <style:style style:name="gr13" style:family="graphic" style:parent-style-name="objectwithoutfill">
      <style:graphic-properties svg:stroke-width="0.05cm" svg:stroke-color="#000000" draw:marker-start-width="0.2cm" draw:marker-end="Arrow" draw:marker-end-width="0.2cm" draw:fill="none" draw:fill-color="#ffffcc" fo:padding-top="0.15cm" fo:padding-bottom="0.15cm" fo:padding-left="0.275cm" fo:padding-right="0.275cm"/>
    </style:style>
    <style:style style:name="gr14" style:family="graphic" style:parent-style-name="objectwithoutfill">
      <style:graphic-properties svg:stroke-width="0.05cm" svg:stroke-color="#000000" draw:marker-start="Arrow" draw:marker-start-width="0.2cm" draw:marker-end="Arrow" draw:marker-end-width="0.2cm" draw:fill="none" draw:fill-color="#ffffcc" fo:padding-top="0.15cm" fo:padding-bottom="0.15cm" fo:padding-left="0.275cm" fo:padding-right="0.275cm"/>
    </style:style>
    <style:style style:name="gr15"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556cm" fo:min-width="3.306cm" fo:padding-top="0.15cm" fo:padding-bottom="0.15cm" fo:padding-left="0.275cm" fo:padding-right="0.275cm"/>
    </style:style>
    <style:style style:name="gr16"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194cm" fo:min-width="3.145cm" fo:padding-top="0.15cm" fo:padding-bottom="0.15cm" fo:padding-left="0.275cm" fo:padding-right="0.275cm"/>
    </style:style>
    <style:style style:name="gr17"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46cm" fo:min-width="3.097cm" fo:padding-top="0.15cm" fo:padding-bottom="0.15cm" fo:padding-left="0.275cm" fo:padding-right="0.275cm"/>
    </style:style>
    <style:style style:name="gr18"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46cm" fo:min-width="3.496cm" fo:padding-top="0.15cm" fo:padding-bottom="0.15cm" fo:padding-left="0.275cm" fo:padding-right="0.275cm"/>
    </style:style>
    <style:style style:name="gr19"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924cm" fo:min-width="3.374cm" fo:padding-top="0.15cm" fo:padding-bottom="0.15cm" fo:padding-left="0.275cm" fo:padding-right="0.275cm"/>
    </style:style>
    <style:style style:name="gr20" style:family="graphic" style:parent-style-name="objectwithoutfill">
      <style:graphic-properties svg:stroke-width="0.05cm" draw:marker-start-width="0.2cm" draw:marker-end="Arrow" draw:marker-end-width="0.2cm" draw:fill="none" fo:padding-top="0.15cm" fo:padding-bottom="0.15cm" fo:padding-left="0.275cm" fo:padding-right="0.275cm"/>
    </style:style>
    <style:style style:name="gr21" style:family="graphic" style:parent-style-name="objectwithoutfill">
      <style:graphic-properties svg:stroke-width="0.05cm" draw:marker-start="Arrow" draw:marker-start-width="0.2cm" draw:marker-end="Arrow" draw:marker-end-width="0.2cm" draw:fill="none" fo:padding-top="0.15cm" fo:padding-bottom="0.15cm" fo:padding-left="0.275cm" fo:padding-right="0.275cm"/>
    </style:style>
    <style:style style:name="gr22" style:family="graphic" style:parent-style-name="objectwithoutfill">
      <style:graphic-properties draw:stroke="dash" draw:stroke-dash="Fine_20_Dashed" svg:stroke-width="0.05cm" svg:stroke-color="#666666" draw:marker-start-width="0.2cm" draw:marker-end-width="0.2cm" draw:fill="none" fo:padding-top="0.15cm" fo:padding-bottom="0.15cm" fo:padding-left="0.275cm" fo:padding-right="0.275cm"/>
    </style:style>
    <style:style style:name="gr23"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false" fo:min-height="0.788cm" fo:min-width="0cm"/>
    </style:style>
    <style:style style:name="gr24"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true" fo:min-height="0.788cm" fo:min-width="1.928cm"/>
    </style:style>
    <style:style style:name="gr25"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true" fo:min-height="0.788cm" fo:min-width="2.288cm"/>
    </style:style>
    <style:style style:name="gr26"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604cm" fo:min-width="6.054cm" fo:padding-top="0.15cm" fo:padding-bottom="0.15cm" fo:padding-left="0.275cm" fo:padding-right="0.275cm"/>
    </style:style>
    <style:style style:name="P1" style:family="paragraph">
      <style:paragraph-properties fo:text-align="center"/>
    </style:style>
    <style:style style:name="P2" style:family="paragraph">
      <loext:graphic-properties draw:fill-color="#cfe7f5"/>
      <style:paragraph-properties fo:text-align="center"/>
    </style:style>
    <style:style style:name="P3" style:family="paragraph">
      <loext:graphic-properties draw:fill-color="#ffffcc"/>
      <style:paragraph-properties fo:text-align="center"/>
      <style:text-properties fo:font-size="14pt" style:font-size-asian="14pt" style:font-size-complex="14pt"/>
    </style:style>
    <style:style style:name="P4" style:family="paragraph">
      <loext:graphic-properties draw:fill-color="#ccffcc"/>
      <style:paragraph-properties fo:text-align="center"/>
    </style:style>
    <style:style style:name="P5" style:family="paragraph">
      <loext:graphic-properties draw:fill-color="#99ccff"/>
      <style:paragraph-properties fo:text-align="center"/>
    </style:style>
    <style:style style:name="P6" style:family="paragraph">
      <loext:graphic-properties draw:fill-color="#ccffff"/>
      <style:paragraph-properties fo:text-align="center"/>
      <style:text-properties fo:font-size="14pt" style:font-size-asian="14pt" style:font-size-complex="14pt"/>
    </style:style>
    <style:style style:name="P7" style:family="paragraph">
      <loext:graphic-properties draw:fill-color="#ccffff"/>
      <style:paragraph-properties fo:text-align="center"/>
    </style:style>
    <style:style style:name="P8" style:family="paragraph">
      <loext:graphic-properties draw:fill-color="#eeeeee"/>
      <style:paragraph-properties fo:text-align="center"/>
    </style:style>
    <style:style style:name="P9" style:family="paragraph">
      <loext:graphic-properties draw:fill-color="#99ccff"/>
      <style:paragraph-properties fo:text-align="center"/>
      <style:text-properties fo:font-size="14pt" style:font-size-asian="14pt" style:font-size-complex="14pt"/>
    </style:style>
    <style:style style:name="P10" style:family="paragraph">
      <loext:graphic-properties draw:fill="none" draw:fill-color="#ffffcc"/>
      <style:paragraph-properties fo:text-align="center"/>
    </style:style>
    <style:style style:name="P11" style:family="paragraph">
      <loext:graphic-properties draw:fill-color="#ffffcc"/>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paragraph-properties fo:text-align="center"/>
      <style:text-properties fo:font-size="20pt"/>
    </style:style>
    <style:style style:name="T1" style:family="text">
      <style:text-properties fo:font-size="14pt" style:font-size-asian="14pt" style:font-size-complex="14pt"/>
    </style:style>
    <style:style style:name="T2"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7cm" svg:height="4.5cm" svg:x="16.8cm" svg:y="17.3cm">
          <text:p text:style-name="P1">Data Mining Platform</text:p>
          <text:p text:style-name="P1">(HDP)</text:p>
          <draw:enhanced-geometry svg:viewBox="0 0 21600 21600" draw:mirror-horizontal="false" draw:mirror-vertical="false" draw:path-stretchpoint-x="10800" draw:path-stretchpoint-y="10800" draw:text-areas="?f3 ?f4 ?f5 ?f6" draw:type="round-rectangle" draw:modifiers="38.39146856254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2" draw:id="id22" draw:layer="layout" svg:width="3.9cm" svg:height="2.089cm" svg:x="34.5cm" svg:y="10.411cm">
          <text:p text:style-name="P1"><text:span text:style-name="T1">LDUKWA</text:span><text:span text:style-name="T1"><text:line-break/></text:span><text:span text:style-name="T1">Secure Gatewa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9" draw:id="id9" draw:layer="layout" svg:width="4.1cm" svg:height="2cm" svg:x="2cm" svg:y="7.7cm">
          <text:p text:style-name="P1"><text:span text:style-name="T1">W3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4" draw:id="id14" draw:layer="layout" svg:width="4.1cm" svg:height="2cm" svg:x="18.1cm" svg:y="23.9cm">
          <text:p text:style-name="P1">D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13" draw:id="id13" draw:layer="layout" svg:width="6.3cm" svg:height="1.2cm" svg:x="17cm" svg:y="20.4cm">
          <text:p text:style-name="P1">Storage (HBase, HDF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5" draw:id="id5" draw:layer="layout" svg:width="3cm" svg:height="1cm" svg:x="11.5cm" svg:y="16.4cm">
          <text:p text:style-name="P1"><text:span text:style-name="T1">Crawl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xml:id="id3" draw:id="id3" draw:layer="layout" svg:width="5.3cm" svg:height="1cm" svg:x="6.5cm" svg:y="10.9cm">
          <text:p text:style-name="P1"><text:span text:style-name="T1">WARC Writing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8" draw:id="id8" draw:layer="layout" svg:width="4cm" svg:height="2cm" svg:x="6.3cm" svg:y="15.9cm">
          <text:p text:style-name="P1"><text:span text:style-name="T1">To Crawl</text:span><text:span text:style-name="T1"><text:line-break/></text:span><text:span text:style-name="T1">Queue</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9" draw:text-style-name="P8" xml:id="id19" draw:id="id19" draw:layer="layout" svg:width="5.7cm" svg:height="4cm" svg:x="14.6cm" svg:y="2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xml:id="id4" draw:id="id4" draw:layer="layout" svg:width="4cm" svg:height="2cm" svg:x="9.9cm" svg:y="23cm">
          <text:p text:style-name="P1"><text:span text:style-name="T1">WARC</text:span></text:p>
          <text:p text:style-name="P1"><text:span text:style-name="T1">file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0" draw:text-style-name="P5" xml:id="id1" draw:id="id1" draw:layer="layout" svg:width="6.3cm" svg:height="1.1cm" svg:x="17cm" svg:y="17.5cm">
          <text:p text:style-name="P1">Compute (MR/Spa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3cm" svg:height="1cm" svg:x="2.2cm" svg:y="9.2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10" draw:id="id10" draw:layer="layout" svg:width="3cm" svg:height="1cm" svg:x="1.7cm" svg:y="16.4cm">
          <text:p text:style-name="P1"><text:span text:style-name="T1">Launc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xml:id="id2" draw:id="id2" draw:layer="layout" svg:width="3.9cm" svg:height="3.2cm" svg:x="18.2cm" svg:y="12.2cm">
          <text:p text:style-name="P1"><text:span text:style-name="T1">Analytics, </text:span></text:p>
          <text:p text:style-name="P1"><text:span text:style-name="T1">Dataset</text:span></text:p>
          <text:p text:style-name="P1"><text:span text:style-name="T1"><text:s/></text:span><text:span text:style-name="T1">&amp; Report</text:span><text:span text:style-name="T1"><text:line-break/></text:span><text:span text:style-name="T1">Generation UI</text:span></text:p>
          <text:p text:style-name="P1"><text:span text:style-name="T1">(JupyterH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svg:x1="20.15cm" svg:y1="17.5cm" svg:x2="20.15cm" svg:y2="15.4cm" draw:start-shape="id1" draw:start-glue-point="0" draw:end-shape="id2" draw:end-glue-point="2" svg:d="M20150 17500v-2100" svg:viewBox="0 0 1 2101">
          <text:p/>
        </draw:connector>
        <draw:connector draw:style-name="gr13" draw:text-style-name="P10" draw:layer="layout" draw:line-skew="-0.675cm" svg:x1="6.5cm" svg:y1="11.4cm" svg:x2="10.3cm" svg:y2="24cm" draw:start-shape="id3" draw:start-glue-point="3" draw:end-shape="id4" draw:end-glue-point="6" svg:d="M6500 11400h-1200v12600h5000" svg:viewBox="0 0 5001 12601">
          <text:p/>
        </draw:connector>
        <draw:connector draw:style-name="gr14" draw:text-style-name="P10" draw:layer="layout" svg:x1="13cm" svg:y1="16.4cm" svg:x2="9.15cm" svg:y2="14cm" draw:start-shape="id5" draw:start-glue-point="0" draw:end-shape="id6" draw:end-glue-point="2" svg:d="M13000 16400v-1199h-3850v-1201" svg:viewBox="0 0 3851 2401">
          <text:p/>
        </draw:connector>
        <draw:connector draw:style-name="gr14" draw:text-style-name="P10" draw:layer="layout" svg:x1="14.5cm" svg:y1="16.9cm" svg:x2="15.6cm" svg:y2="14.8cm" draw:start-shape="id5" draw:start-glue-point="1" draw:end-shape="id7" draw:end-glue-point="2" svg:d="M14500 16900h1100v-2100" svg:viewBox="0 0 1101 2101">
          <text:p/>
        </draw:connector>
        <draw:connector draw:style-name="gr14" draw:text-style-name="P10" draw:layer="layout" svg:x1="11.5cm" svg:y1="16.9cm" svg:x2="9.893cm" svg:y2="16.9cm" draw:start-shape="id5" draw:start-glue-point="3" draw:end-shape="id8" draw:end-glue-point="9" svg:d="M11500 16900h-1607" svg:viewBox="0 0 1608 1">
          <text:p/>
        </draw:connector>
        <draw:connector draw:style-name="gr13" draw:text-style-name="P10" draw:layer="layout" draw:line-skew="-0.375cm" svg:x1="2cm" svg:y1="8.7cm" svg:x2="1.7cm" svg:y2="16.9cm" draw:start-shape="id9" draw:start-glue-point="3" draw:end-shape="id10" draw:end-glue-point="3" svg:d="M2000 8700h-1200v8200h900" svg:viewBox="0 0 1201 8201">
          <text:p/>
        </draw:connector>
        <draw:connector draw:style-name="gr13" draw:text-style-name="P10" draw:layer="layout" svg:x1="4.7cm" svg:y1="16.9cm" svg:x2="6.7cm" svg:y2="16.9cm" draw:start-shape="id10" draw:end-shape="id8" draw:end-glue-point="6" svg:d="M4700 16900h2000" svg:viewBox="0 0 2001 1">
          <text:p/>
        </draw:connector>
        <draw:custom-shape draw:style-name="gr15" draw:text-style-name="P3" xml:id="id12" draw:id="id12" draw:layer="layout" svg:width="4cm" svg:height="2cm" svg:x="29.7cm" svg:y="10.4cm">
          <text:p text:style-name="P1"><text:span text:style-name="T1">UKWA 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svg:x1="25.3cm" svg:y1="12.9cm" svg:x2="29.7cm" svg:y2="11.4cm" draw:start-shape="id11" draw:start-glue-point="0" draw:end-shape="id12" draw:end-glue-point="3" svg:d="M25300 12900v-1500h4400" svg:viewBox="0 0 4401 1501">
          <text:p/>
        </draw:connector>
        <draw:connector draw:style-name="gr14" draw:text-style-name="P10" draw:layer="layout" svg:x1="20.15cm" svg:y1="21.6cm" svg:x2="20.15cm" svg:y2="23.9cm" draw:start-shape="id13" draw:start-glue-point="2" draw:end-shape="id14" draw:end-glue-point="0" svg:d="M20150 21600v2300" svg:viewBox="0 0 1 2301">
          <text:p/>
        </draw:connector>
        <draw:custom-shape draw:style-name="gr11" draw:text-style-name="P3" xml:id="id16" draw:id="id16" draw:layer="layout" svg:width="3cm" svg:height="1cm" svg:x="29.9cm" svg:y="12cm">
          <text:p text:style-name="P1"><text:span text:style-name="T1">Wayb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xml:id="id17" draw:id="id17" draw:layer="layout" svg:width="3cm" svg:height="1cm" svg:x="34.9cm" svg:y="12.1cm">
          <text:p text:style-name="P1"><text:span text:style-name="T1">Wayb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xml:id="id7" draw:id="id7" draw:layer="layout" svg:width="3.801cm" svg:height="1.6cm" svg:x="13.7cm" svg:y="13.2cm">
          <text:p text:style-name="P1">Crawl URI<text:line-break/>Databas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svg:x1="13.493cm" svg:y1="24cm" svg:x2="17cm" svg:y2="21cm" draw:start-shape="id4" draw:start-glue-point="9" draw:end-shape="id13" draw:end-glue-point="3" svg:d="M13493 24000h1958v-3000h1549" svg:viewBox="0 0 3508 3001">
          <text:p/>
        </draw:connector>
        <draw:custom-shape draw:style-name="gr17" draw:text-style-name="P11" xml:id="id15" draw:id="id15" draw:layer="layout" svg:width="3.801cm" svg:height="2.1cm" svg:x="26.5cm" svg:y="17cm">
          <text:p text:style-name="P1">CDX Server</text:p>
          <text:p text:style-name="P1">(for acce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1" xml:id="id11" draw:id="id11" draw:layer="layout" svg:width="4.2cm" svg:height="2.1cm" svg:x="23.2cm" svg:y="12.9cm">
          <text:p text:style-name="P1">Metadata &amp; Full </text:p>
          <text:p text:style-name="P1">Text Indexes</text:p>
          <text:p text:style-name="P1">(Sol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svg:x1="28.4cm" svg:y1="17cm" svg:x2="29.9cm" svg:y2="12.5cm" draw:start-shape="id15" draw:start-glue-point="0" draw:end-shape="id16" draw:end-glue-point="3" svg:d="M28400 17000v-4500h1500" svg:viewBox="0 0 1501 4501">
          <text:p/>
        </draw:connector>
        <draw:connector draw:style-name="gr13" draw:text-style-name="P10" draw:layer="layout" draw:line-skew="0.349cm" svg:x1="20.15cm" svg:y1="17.5cm" svg:x2="25.3cm" svg:y2="15cm" draw:start-shape="id1" draw:start-glue-point="0" draw:end-shape="id11" draw:end-glue-point="2" svg:d="M20150 17500v-901h5150v-1599" svg:viewBox="0 0 5151 2501">
          <text:p/>
        </draw:connector>
        <draw:connector draw:style-name="gr13" draw:text-style-name="P10" draw:layer="layout" draw:line-skew="1.399cm" svg:x1="30.301cm" svg:y1="18.05cm" svg:x2="34.9cm" svg:y2="12.6cm" draw:start-shape="id15" draw:start-glue-point="1" draw:end-shape="id17" draw:end-glue-point="3" svg:d="M30301 18050h3699v-5450h900" svg:viewBox="0 0 4600 5451">
          <text:p/>
        </draw:connector>
        <draw:custom-shape draw:style-name="gr19" draw:text-style-name="P11" xml:id="id18" draw:id="id18" draw:layer="layout" svg:width="4cm" svg:height="1.3cm" svg:x="26.6cm" svg:y="22.2cm">
          <text:p text:style-name="P1">WARC Acce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svg:x1="30.6cm" svg:y1="22.85cm" svg:x2="36.4cm" svg:y2="13.1cm" draw:start-shape="id18" draw:start-glue-point="1" draw:end-shape="id17" draw:end-glue-point="2" svg:d="M30600 22850h5800v-9750" svg:viewBox="0 0 5801 9751">
          <text:p/>
        </draw:connector>
        <draw:connector draw:style-name="gr13" draw:text-style-name="P10" draw:layer="layout" svg:x1="30.6cm" svg:y1="22.85cm" svg:x2="31.4cm" svg:y2="13cm" draw:start-shape="id18" draw:start-glue-point="1" draw:end-shape="id16" draw:end-glue-point="2" svg:d="M30600 22850h800v-9850" svg:viewBox="0 0 801 9851">
          <text:p/>
        </draw:connector>
        <draw:connector draw:style-name="gr13" draw:text-style-name="P10" draw:layer="layout" draw:line-skew="-0.501cm" svg:x1="23.3cm" svg:y1="21cm" svg:x2="26.6cm" svg:y2="22.85cm" draw:start-shape="id13" draw:end-shape="id18" svg:d="M23300 21000h1150v1850h2150" svg:viewBox="0 0 3301 1851">
          <text:p/>
        </draw:connector>
        <draw:connector draw:style-name="gr13" draw:text-style-name="P10" draw:layer="layout" draw:line-skew="0.049cm" svg:x1="22.2cm" svg:y1="24.9cm" svg:x2="26.6cm" svg:y2="22.85cm" draw:start-shape="id14" draw:end-shape="id18" svg:d="M22200 24900h2250v-2050h2150" svg:viewBox="0 0 4401 2051">
          <text:p/>
        </draw:connector>
        <draw:connector draw:style-name="gr20" draw:text-style-name="P12" draw:layer="layout" draw:line-skew="0.649cm" svg:x1="17.45cm" svg:y1="6cm" svg:x2="9.15cm" svg:y2="10.9cm" draw:start-shape="id19" draw:end-shape="id3" draw:end-glue-point="0" svg:d="M17450 6000v3100h-8300v1800" svg:viewBox="0 0 8301 4901">
          <text:p/>
        </draw:connector>
        <draw:connector draw:style-name="gr21" draw:text-style-name="P12" draw:layer="layout" draw:line-skew="-0.001cm" svg:x1="6.15cm" svg:y1="6cm" svg:x2="4.05cm" svg:y2="7.7cm" draw:start-shape="id20" draw:end-shape="id9" draw:end-glue-point="0" svg:d="M6150 6000v849h-2100v851" svg:viewBox="0 0 2101 1701">
          <text:p/>
        </draw:connector>
        <draw:connector draw:style-name="gr20" draw:text-style-name="P12" draw:layer="layout" svg:x1="31.7cm" svg:y1="10.4cm" svg:x2="20.3cm" svg:y2="4cm" draw:start-shape="id12" draw:start-glue-point="0" draw:end-shape="id19" draw:end-glue-point="1" svg:d="M31700 10400v-6400h-11400" svg:viewBox="0 0 11401 6401">
          <text:p/>
        </draw:connector>
        <draw:custom-shape draw:style-name="gr9" draw:text-style-name="P8" xml:id="id21" draw:id="id21" draw:layer="layout" svg:width="5.7cm" svg:height="4cm" svg:x="33.6cm" svg:y="2cm">
          <text:p text:style-name="P1"><text:span text:style-name="T1">Reading</text:span></text:p>
          <text:p text:style-name="P1"><text:span text:style-name="T1">Room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2" draw:layer="layout" svg:x1="31.7cm" svg:y1="10.4cm" svg:x2="33.6cm" svg:y2="4cm" draw:start-shape="id12" draw:start-glue-point="0" draw:end-shape="id21" draw:end-glue-point="3" svg:d="M31700 10400v-6400h1900" svg:viewBox="0 0 1901 6401">
          <text:p/>
        </draw:connector>
        <draw:connector draw:style-name="gr20" draw:text-style-name="P12" draw:layer="layout" svg:x1="36.45cm" svg:y1="10.411cm" svg:x2="36.45cm" svg:y2="6cm" draw:start-shape="id22" draw:start-glue-point="0" draw:end-shape="id21" draw:end-glue-point="2" svg:d="M36450 10411v-4411" svg:viewBox="0 0 1 4412">
          <text:p/>
        </draw:connector>
        <draw:connector draw:style-name="gr20" draw:text-style-name="P12" draw:layer="layout" svg:x1="23.3cm" svg:y1="18.05cm" svg:x2="26.5cm" svg:y2="18.05cm" draw:start-shape="id1" draw:start-glue-point="1" draw:end-shape="id15" svg:d="M23300 18050h3200" svg:viewBox="0 0 3201 1">
          <text:p/>
        </draw:connector>
        <draw:custom-shape draw:style-name="gr9" draw:text-style-name="P8" xml:id="id20" draw:id="id20" draw:layer="layout" svg:width="5.7cm" svg:height="4cm" svg:x="3.3cm" svg:y="2cm">
          <text:p text:style-name="P1"><text:span text:style-name="T1">Staff Acces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2" draw:layer="layout" draw:line-skew="-2.25cm" svg:x1="20.15cm" svg:y1="12.2cm" svg:x2="6.15cm" svg:y2="6cm" draw:start-shape="id2" draw:start-glue-point="0" draw:end-shape="id20" draw:end-glue-point="2" svg:d="M20150 12200v-5350h-14000v-850" svg:viewBox="0 0 14001 6201">
          <text:p/>
        </draw:connector>
        <draw:line draw:style-name="gr22" draw:text-style-name="P12" draw:layer="layout" svg:x1="16cm" svg:y1="26.4cm" svg:x2="16cm" svg:y2="28.5cm">
          <text:p/>
        </draw:line>
        <draw:line draw:style-name="gr22" draw:text-style-name="P12" draw:layer="layout" svg:x1="24cm" svg:y1="26.4cm" svg:x2="24cm" svg:y2="28.5cm">
          <text:p/>
        </draw:line>
        <draw:frame draw:style-name="gr23" draw:text-style-name="P13" draw:layer="layout" svg:width="2.979cm" svg:height="1.038cm" svg:x="18.514cm" svg:y="27.041cm">
          <draw:text-box>
            <text:p text:style-name="P1"><text:span text:style-name="T2">Storage</text:span></text:p>
          </draw:text-box>
        </draw:frame>
        <draw:frame draw:style-name="gr24" draw:text-style-name="P13" draw:layer="layout" svg:width="2.428cm" svg:height="1.038cm" svg:x="10.6cm" svg:y="27.041cm">
          <draw:text-box>
            <text:p text:style-name="P1"><text:span text:style-name="T2">Ingest</text:span></text:p>
          </draw:text-box>
        </draw:frame>
        <draw:frame draw:style-name="gr25" draw:text-style-name="P13" draw:layer="layout" svg:width="2.788cm" svg:height="1.038cm" svg:x="27cm" svg:y="27.041cm">
          <draw:text-box>
            <text:p text:style-name="P1"><text:span text:style-name="T2">Access</text:span></text:p>
          </draw:text-box>
        </draw:frame>
        <draw:connector draw:style-name="gr14" draw:text-style-name="P10" draw:layer="layout" draw:line-skew="-2.101cm" svg:x1="13cm" svg:y1="16.4cm" svg:x2="17.45cm" svg:y2="6cm" draw:start-shape="id5" draw:start-glue-point="0" draw:end-shape="id19" draw:end-glue-point="2" svg:d="M13000 16400v-7300h4450v-3100" svg:viewBox="0 0 4451 10401">
          <text:p/>
        </draw:connector>
        <draw:custom-shape draw:style-name="gr26" draw:text-style-name="P6" xml:id="id6" draw:id="id6" draw:layer="layout" svg:width="6.7cm" svg:height="1cm" svg:x="5.8cm" svg:y="13cm">
          <text:p text:style-name="P1"><text:span text:style-name="T1">Browser Rendering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2" draw:layer="layout" svg:x1="13cm" svg:y1="17.4cm" svg:x2="11.9cm" svg:y2="23cm" draw:start-shape="id5" draw:start-glue-point="2" draw:end-shape="id4" svg:d="M13000 17400v2801h-1100v2799" svg:viewBox="0 0 1101 5601">
          <text:p/>
        </draw:connector>
        <draw:connector draw:style-name="gr14" draw:text-style-name="P10" draw:layer="layout" svg:x1="11.8cm" svg:y1="11.4cm" svg:x2="15.6cm" svg:y2="13.2cm" draw:start-shape="id3" draw:start-glue-point="1" draw:end-shape="id7" draw:end-glue-point="0" svg:d="M11800 11400h3800v1800" svg:viewBox="0 0 3801 1801">
          <text:p/>
        </draw:connector>
        <draw:connector draw:style-name="gr14" draw:text-style-name="P10" draw:layer="layout" svg:x1="9.15cm" svg:y1="13cm" svg:x2="9.15cm" svg:y2="11.9cm" draw:start-shape="id6" draw:start-glue-point="0" draw:end-shape="id3" draw:end-glue-point="2" svg:d="M9150 13000v-1100" svg:viewBox="0 0 1 11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4T22:46:03.739696000</meta:creation-date>
    <dc:date>2017-10-15T21:34:24.535853000</dc:date>
    <meta:editing-duration>P13DT5H46M56S</meta:editing-duration>
    <meta:editing-cycles>48</meta:editing-cycles>
    <meta:generator>LibreOffice/5.4.1.2$MacOSX_X86_64 LibreOffice_project/ea7cb86e6eeb2bf3a5af73a8f7777ac570321527</meta:generator>
    <meta:print-date>2016-11-29T14:10:54.495000000</meta:print-date>
    <meta:document-statistic meta:object-count="57"/>
  </office:meta>
</office:document-meta>
</file>